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27B8128D965BCDA2A.png" manifest:media-type="image/png"/>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9"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10"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1" style:family="paragraph" style:parent-style-name="Standard">
      <style:text-properties fo:font-variant="normal" fo:text-transform="none" fo:color="#222635" style:font-name="Cambria" fo:font-size="26pt" fo:letter-spacing="normal" fo:font-style="normal" fo:font-weight="normal" officeooo:rsid="00050c77" officeooo:paragraph-rsid="000e9de7" style:font-size-asian="26pt" style:font-size-complex="26pt"/>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0ba3df"/>
    </style:style>
    <style:style style:name="T9" style:family="text">
      <style:text-properties officeooo:rsid="000ca398"/>
    </style:style>
    <style:style style:name="T10" style:family="text">
      <style:text-properties officeooo:rsid="000e9d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8"/>
      <text:p text:style-name="P7">To understand microservices better we will put it in contrast to old monolithic architecture , <text:span text:style-name="T9">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8">Now </text:span>What <text:span text:style-name="T5">Is</text:span> M<text:span text:style-name="T5">onolithic Architecture</text:span> ?</text:p>
      <text:p text:style-name="P3"/>
      <text:p text:style-name="P9"><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10"/>
      <text:p text:style-name="P10"/>
      <text:p text:style-name="P10"><draw:frame draw:style-name="fr2" draw:name="Image2" text:anchor-type="paragraph" svg:width="6.6929in" svg:height="4.4339in" draw:z-index="1"><draw:image xlink:href="Pictures/1000000000000320000002127B8128D965BCDA2A.png" xlink:type="simple" xlink:show="embed" xlink:actuate="onLoad" loext:mime-type="image/png"/></draw:frame></text:p>
      <text:p text:style-name="P10"/>
      <text:p text:style-name="P10"/>
      <text:p text:style-name="P11"><text:span text:style-name="T10">Benefits Of Microservices Architecture ,</text:span></text:p>
      <text:p text:style-name="P11"/>
      <text:p text:style-name="P11"><text:soft-page-break/></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6:21:27.031315810</dc:date>
    <meta:editing-duration>PT22M29S</meta:editing-duration>
    <meta:editing-cycles>5</meta:editing-cycles>
    <meta:generator>LibreOffice/6.0.7.3$Linux_X86_64 LibreOffice_project/00m0$Build-3</meta:generator>
    <meta:document-statistic meta:table-count="0" meta:image-count="2" meta:object-count="0" meta:page-count="3" meta:paragraph-count="7" meta:word-count="274" meta:character-count="1793" meta:non-whitespace-character-count="1524"/>
  </office:meta>
</office:document-meta>
</file>